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d8198" officeooo:paragraph-rsid="001d8198"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d8198" officeooo:paragraph-rsid="001d8198"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d8198" officeooo:paragraph-rsid="00203eb9"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d8198" officeooo:paragraph-rsid="00261162"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22d2a7" officeooo:paragraph-rsid="0022d2a7"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e6d24" officeooo:paragraph-rsid="00203eb9"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286182" officeooo:paragraph-rsid="00286182"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286182" officeooo:paragraph-rsid="002da5cf" style:font-weight-asian="normal" style:font-weight-complex="normal"/>
    </style:style>
    <style:style style:name="P9" style:family="paragraph" style:parent-style-name="Standard">
      <style:paragraph-properties fo:line-height="150%" fo:text-align="start" style:justify-single-word="false"/>
      <style:text-properties officeooo:paragraph-rsid="00261162"/>
    </style:style>
    <style:style style:name="P10" style:family="paragraph" style:parent-style-name="Standard">
      <style:paragraph-properties fo:line-height="150%" fo:text-align="start" style:justify-single-word="false"/>
      <style:text-properties style:text-underline-style="none" fo:font-weight="normal" officeooo:rsid="001e6d24" officeooo:paragraph-rsid="00203eb9" style:font-weight-asian="normal" style:font-weight-complex="normal"/>
    </style:style>
    <style:style style:name="P11" style:family="paragraph" style:parent-style-name="Standard">
      <style:paragraph-properties fo:line-height="150%" fo:text-align="start" style:justify-single-word="false"/>
      <style:text-properties style:text-underline-style="none" fo:font-weight="normal" officeooo:rsid="002d70e2" officeooo:paragraph-rsid="002da5cf" style:font-weight-asian="normal" style:font-weight-complex="normal"/>
    </style:style>
    <style:style style:name="T1" style:family="text">
      <style:text-properties officeooo:rsid="001e6d24"/>
    </style:style>
    <style:style style:name="T2" style:family="text">
      <style:text-properties officeooo:rsid="0022670d"/>
    </style:style>
    <style:style style:name="T3" style:family="text">
      <style:text-properties officeooo:rsid="0023b6ed"/>
    </style:style>
    <style:style style:name="T4" style:family="text">
      <style:text-properties officeooo:rsid="002598f3"/>
    </style:style>
    <style:style style:name="T5" style:family="text">
      <style:text-properties fo:font-style="italic" style:text-underline-style="none" fo:font-weight="normal" officeooo:rsid="001d8198" style:font-style-asian="italic" style:font-weight-asian="normal" style:font-style-complex="italic" style:font-weight-complex="normal"/>
    </style:style>
    <style:style style:name="T6" style:family="text">
      <style:text-properties officeooo:rsid="00261162"/>
    </style:style>
    <style:style style:name="T7" style:family="text">
      <style:text-properties style:text-underline-style="none" fo:font-weight="normal" officeooo:rsid="001d8198" style:font-weight-asian="normal" style:font-weight-complex="normal"/>
    </style:style>
    <style:style style:name="T8" style:family="text">
      <style:text-properties style:text-underline-style="none" fo:font-weight="normal" officeooo:rsid="0022670d" style:font-weight-asian="normal" style:font-weight-complex="normal"/>
    </style:style>
    <style:style style:name="T9" style:family="text">
      <style:text-properties style:text-underline-style="none" fo:font-weight="normal" officeooo:rsid="00293485" style:font-weight-asian="normal" style:font-weight-complex="normal"/>
    </style:style>
    <style:style style:name="T10" style:family="text">
      <style:text-properties officeooo:rsid="0026e404"/>
    </style:style>
    <style:style style:name="T11" style:family="text">
      <style:text-properties officeooo:rsid="00281c87"/>
    </style:style>
    <style:style style:name="T12" style:family="text">
      <style:text-properties officeooo:rsid="00286182"/>
    </style:style>
    <style:style style:name="T13" style:family="text">
      <style:text-properties officeooo:rsid="00293485"/>
    </style:style>
    <style:style style:name="T14" style:family="text">
      <style:text-properties officeooo:rsid="002b2628"/>
    </style:style>
    <style:style style:name="T15" style:family="text">
      <style:text-properties officeooo:rsid="002d70e2"/>
    </style:style>
    <style:style style:name="T16" style:family="text">
      <style:text-properties officeooo:rsid="002da9c1"/>
    </style:style>
    <style:style style:name="T17" style:family="text">
      <style:text-properties officeooo:rsid="002eeb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I.V – Case study / Alabama Rich Boy / Skirt Chaser</text:p>
      <text:p text:style-name="P9"><text:span text:style-name="T7"><text:tab/>Why of all the kids, he had to follow </text:span><text:span text:style-name="T5">me</text:span><text:span text:style-name="T7"> here, Mr. Drake Hicks. </text:span><text:span text:style-name="T8">He's just some rich boy from Alabama who followed me here for no apparent reason, beside that juvenile crush he had on me from two years ago. We had a date nearly two years ago, and we even kissed on the lips at the end, but I heard later on, that he kissed every other girl in my class as well. I heard he even got somewhat intimate with “early bloomer” Inga. On age 12 she already had the body of a </text:span><text:span text:style-name="T9">young lady</text:span><text:span text:style-name="T8">, and who can resist her, certainly not our skirt chaser.</text:span><text:span text:style-name="T7"> </text:span></text:p>
      <text:p text:style-name="P4"><text:span text:style-name="T6"><text:tab/>It was family day for those of us who had foster family. Or in rare cases biological family that actually cared about us here in the military prep-school. Mine never showed up. This time, Drake's parents haven't made it as well. </text:span>We <text:span text:style-name="T6">found refuge</text:span> at the laundromat room. <text:span text:style-name="T1">If I didn't know any better, I'd say his interest in me was mainly due to the metamorphosis adolescence usually entails in the female body. His approach was methodological at best. Pretending to listen to my woes, while trying to sneak a peek at various body parts who were not intended for a full disclosure as far as I was concerned, but he did try to poke at me at times with his Swiss pocket knife that he used to peel fruits, or make stupid voodoo dolls with.</text:span></text:p>
      <text:p text:style-name="P2"><text:tab/>“<text:span text:style-name="T1">Don't touch me, that's an infraction which is punishable by death, stupid boy.” I fixed a crease in my skirt, which was part of flogging day attire for girls, so they would have more skin surface to inflict pain on each other. “Why are you here, anyway?” I stared at him right in his wicked face, why did he insist, I'll sit on the stupid unstable washing machine anyway, while he grabbed one of those polymer based chairs, what do they call these things, “Plastic chairs”, not too elastic though, I've seen them break many times under the weight of boys who used to swing at them and lean on their hind legs. The room was filled with the smell of the cheap but rather effective detergents that they used to buy from the lowest bidder. I hope this is not something the army do very often.</text:span></text:p>
      <text:p text:style-name="P2"><text:tab/>“<text:span text:style-name="T1">I thought you'll need some company, I didn't want to leave you all alone, it was family day, and your parents didn't make it this time as well.”</text:span></text:p>
      <text:p text:style-name="P2"><text:tab/>“<text:span text:style-name="T1">I don't mean today, I mean in general. You don't need to be here, your parents can bail you out any time you want. Mine wouldn't bother.” Tears crept up my tear canals. I pretended to be stung by a wooden chip he left on the dryer next to me, from his voodoo craftsmanship.</text:span></text:p>
      <text:p text:style-name="P3"><text:tab/>“<text:span text:style-name="T1">Hey, Ophel, it's me we're speaking about, not all your air-head friends like Ingrid, or Gretchen, or heaven forbid, Beatrice. They couldn't care less that you left school.”</text:span></text:p>
      <text:p text:style-name="P6"><text:tab/>“It wasn't my decision.”</text:p>
      <text:p text:style-name="P6"><text:tab/>“Your parents are cold.”</text:p>
      <text:p text:style-name="P6"><text:soft-page-break/><text:tab/>“I'm not sure they made the decision either, but they didn't argue against it, that's for sure.” I started <text:span text:style-name="T13">absent-minded</text:span> to kick the washing machine, but Drake seemed <text:span text:style-name="T13">to be</text:span> enjoying himself with every kick. He nearly fell at one point.</text:p>
      <text:p text:style-name="P6"><text:tab/>“You'll break this chair, asshole.” His gaze was reluctantly diverted to my eyes, but slow enough to scan every crease, and button of my shirt as well. Immature prick, how easy it is to make him do as I wish. “Sit up straight, mister.” I lashed at him as if I care if he break the chair or his back or neck.</text:p>
      <text:p text:style-name="P6"><text:tab/>“Ma'am, yes, ma'am.” He even saluted, with the wrong hand, but that could be on purpose.</text:p>
      <text:p text:style-name="P6"><text:tab/>“Give me your knife.” He folded the blade and gave it to me. I leaned as slowly as I could to take what was left of the branch up on the dryer, and pulled up the blade. He was fascinated, what will I carve up next. I chipped off all the fern infested xylem and started with the phloem, to make my own voodoo doll, of a certain instructor, let's call her Miss July 29. I think I failed with her boobs, one accidentally got chipped off. Surprisingly, that made the asshole laugh so hard, that he fell from his chair. I also thought it was funny, but more so because of his reaction. It wasn't that funny.</text:p>
      <text:p text:style-name="P3"><text:tab/>“<text:span text:style-name="T2">If she'll show her face here, missing one boob and bleeding all over the floor, I'm blaming you...” He couldn't stop laughing for another five minutes or so. “Just so we're clear about that, it's your knife, fucking asshole...” I smiled towards him, but I was tearing inside, and tried to keep it under wraps as well as <text:s/>I could. This is my bestest “Frenemy” after all.</text:span></text:p>
      <text:p text:style-name="P3"><text:tab/>“<text:span text:style-name="T2">See, Ophel, and you wanted me to miss out on your great adventures in Laundromat 2000: Set you back a millennium to waste your tax payer money.” He leaned on my knees, I'd push him back but the plastic chair was behind him.</text:span></text:p>
      <text:p text:style-name="P3"><text:tab/>“<text:span text:style-name="T2">You're touching me again...” I folded the blade, and sneaked away from him, though I think he was trying to kiss me, before I managed to distance myself from him. “Just don't do that again, I'm better than this, and you don't respect me or my friends to allow yourself this kind of behaviour towards me.” I was tearing up again, this jerk never learns his place.</text:span></text:p>
      <text:p text:style-name="P3"><text:tab/>“<text:span text:style-name="T2">My bad, Princess Daisy.” His mind works too slowly for me to keep up sometimes. I tossed his knife back to him, but I kept the single boobed voodoo doll of Miss July 29 at my disposal. “I'm not Inga, or Stacy, or Becca, or whomever else you crossed lips with or touched intimately, so stay away from me, Alabama rich boy.”</text:span></text:p>
      <text:p text:style-name="P5"><text:tab/>“Nobody here calls me that, Ophelia, and why do you have to be such a frigid bitch all the time?” He put the knife back on his half <text:span text:style-name="T13">torn</text:span> shoe, where he stashed it always. “We could have some fun, me and you, I don't know <text:span text:style-name="T10">any of </text:span>th<text:span text:style-name="T4">e</text:span> <text:span text:style-name="T10">other </text:span>girls here like you. Why do you always <text:span text:style-name="T10">have</text:span> to shun me?” <text:span text:style-name="T10">I think he really means that, almost as innocently as he pretends to be.</text:span></text:p>
      <text:p text:style-name="P5"><text:tab/>“You can call your mommy and daddy and they'll be here in less than a day to pick you up. I <text:soft-page-break/>cannot afford to go home, because as far as I'm concerned I have no home to return to. I'm stuck here with you and all the other guys who look at me like I'm a piece of meat, devoid of emotions, I'm not your plaything.”</text:p>
      <text:p text:style-name="P5"><text:tab/>“I know that.” He <text:span text:style-name="T10">came slowly and </text:span>hugged me, and I shed a tear or two, <text:span text:style-name="T10">and then I snapped</text:span>. His shirt was wet and <text:span text:style-name="T3">full of stench</text:span> of <text:span text:style-name="T15">salt</text:span> and sweat, <text:span text:style-name="T15">and the smell of cheap industrial detergents</text:span> <text:span text:style-name="T15">filled the air. </text:span>I almost made an infraction out of him on the spot.</text:p>
      <text:p text:style-name="P5"><text:tab/>“<text:span text:style-name="T10">Hey Ophel, listen, about the...”</text:span></text:p>
      <text:p text:style-name="P5"><text:tab/>“<text:span text:style-name="T10">Let me go, Drake.” He unfolded his arms and took two paces backwards.</text:span></text:p>
      <text:p text:style-name="P5"><text:tab/>“<text:span text:style-name="T10">Listen, what I wanted to tell you...”</text:span></text:p>
      <text:p text:style-name="P5"><text:tab/>“<text:span text:style-name="T10">Not now, Drake, I need to be alone.”</text:span></text:p>
      <text:p text:style-name="P5"><text:tab/>“<text:span text:style-name="T10">I can help you, Ophel.”</text:span></text:p>
      <text:p text:style-name="P5"><text:tab/>“<text:span text:style-name="T10">No, you can't, I have my own shit to sort out. I need to restock now before they fold all the resources I can stash away from the family day banquet.”</text:span></text:p>
      <text:p text:style-name="P5"><text:tab/>“<text:span text:style-name="T14">You don't have to look for scraps of food, my family sends me above and beyond. Bacon strips, beef jerky, pineapple diced or sliced, Hershey Bars, Chupa Chups, Hubba Bubba, Kinder eggs, whatever you wish, you can take from me.”</text:span></text:p>
      <text:p text:style-name="P5"><text:tab/>“<text:span text:style-name="T14">No, I told you again and again, that I don't want to live out of charity from either you or anyone here. I'll make my own stashes and get reprimanded on them on flogging day as much as I deserve. I can handle my own affairs here, thank you. And Drake...?”</text:span></text:p>
      <text:p text:style-name="P5"><text:tab/>“<text:span text:style-name="T10">What?”</text:span></text:p>
      <text:p text:style-name="P5"><text:tab/>“<text:span text:style-name="T10">Don't call me 'Ophel' near anyone, you hear me?”</text:span></text:p>
      <text:p text:style-name="P5"><text:tab/>“<text:span text:style-name="T11">Ok.”</text:span></text:p>
      <text:p text:style-name="P5"><text:tab/>“<text:span text:style-name="T11">Promise me.”</text:span></text:p>
      <text:p text:style-name="P5"><text:tab/>“<text:span text:style-name="T11">What?”</text:span></text:p>
      <text:p text:style-name="P5"><text:tab/>“<text:span text:style-name="T11">That you wouldn't call me that near anyone.”</text:span></text:p>
      <text:p text:style-name="P5"><text:tab/>“<text:span text:style-name="T11">I promise, ok?”</text:span></text:p>
      <text:p text:style-name="P5"><text:tab/>“<text:span text:style-name="T11">Ok.”</text:span></text:p>
      <text:p text:style-name="P5"><text:tab/>“<text:span text:style-name="T12">Good scrounging.”</text:span></text:p>
      <text:p text:style-name="P5"><text:tab/>“<text:span text:style-name="T12">Thanks.”</text:span></text:p>
      <text:p text:style-name="P7"><text:tab/>Never, ever, I have been this weak near someone who wasn't family. What is it in the rich kid that makes me so vulnerable towards him. I am stronger than this, I've always been, why this fleeting moment of frailty, all of a sudden. It couldn't be his money. He doesn't have his wealth here, nor would it matter in a place like this, where the currency is what you manage to steal to survive in this prison. <text:soft-page-break/>Maybe he has ties in the Hell Believers clans. They are the strongest entity outside the hive. Or so I've heard.</text:p>
      <text:p text:style-name="P8"><text:tab/><text:span text:style-name="T15">I feel at times that I can see stuff that I'm not supposed to. I think I did notice the enforcers six months ago, before they threw me into the hovercraft that brought me here. I think I was not supposed to see them before they disabled their TOC suits, but for some reason I could see them. Maybe that's how I can see the overseers who other girls I asked about them while waiting for my turn in flogging days, couldn't see. I believe some guys can see them though. I was told my ocular condition is less rare in guys.</text:span></text:p>
      <text:p text:style-name="P11"><text:tab/>I'm pretty sure David H., Keith S., Quinton F., and Christopher R., and Hideo K., can see the overseers committee members. They are probably the ones who actually choose the special punishments, like the hosing downs, and the beautiful meat container. You have to be extra careful in order to get those special punishments. I think I can put together the previous animal roadkill from all the beef jerky I have in my stashes. I think I have enough ammunition for an entire platoon in my caches.</text:p>
      <text:p text:style-name="P8"><text:tab/><text:span text:style-name="T16">Some resources do dwindle and die, due to the long duration outside proper conditions for preservation, but beef jerky and cheese ball sandwiches usually endure rather well. Plus, if you happen to admit occasionally about digestion issues which revolves around irregular excrement, you might be exempt of Kitchen duty for a while. On the other hand I was threatened once to get an enema in a non sterilized environment. The very thought of it, made me want to do kitchen duty for a week. I almost even volunteered for one. Almost.</text:span></text:p>
      <text:p text:style-name="P8"><text:tab/><text:span text:style-name="T17">We do have some guard duties on the perimeter of this fine military prep school. If someone tries to escape, the punishment could be as far as an extra two years at school before actually being drafted. And since school chores are so much fun as it is, no one tries to run away, except the instructors. The instructors are usually the 17 year old apprentices who survived this hell hole for the majority of their life. The entry age is not set in stone. I do pity though the 9 and ten year old who come to this establishment.</text:span></text:p>
      <text:p text:style-name="P8"><text:tab/><text:span text:style-name="T17">They haven't had the time to ride the blue slide, and to discharge the static electricity on the aluminum rods. They didn't enjoy the swings, or the green carousel. They didn't had time to play soccer or basketball, or tetrahedral ball. I miss the school Geodesic dome, where they play the latter. It was the most remarkable building in school. Though the design was a couple of millenia old, its stability could not be denied. But windows there broke all the time. I think many guys competed against their friends who can break the most windows before being caught by enforcers. I think Drake Hicks himself tried that venture many times, but was always caught at a very early stage of window breaking. Poor d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9-08T16:54:26.785986002</meta:creation-date>
    <dc:date>2014-12-31T03:09:52.197761714</dc:date>
    <meta:editing-duration>PT22H56M47S</meta:editing-duration>
    <meta:editing-cycles>12</meta:editing-cycles>
    <meta:generator>LibreOffice/4.2.8.2$Linux_X86_64 LibreOffice_project/420$Build-2</meta:generator>
    <meta:document-statistic meta:table-count="0" meta:image-count="0" meta:object-count="0" meta:page-count="4" meta:paragraph-count="45" meta:word-count="1986" meta:character-count="10577" meta:non-whitespace-character-count="8590"/>
  </office:meta>
</office:document-meta>
</file>